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size="13pt" style:font-size-asian="13pt" style:font-size-complex="13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style:text-underline-type="none"/>
    </style:style>
    <style:style style:name="T6" style:parent-style-name="DefaultParagraphFont" style:family="text">
      <style:text-properties style:text-underline-type="none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text-underline-type="none"/>
    </style:style>
    <style:style style:name="T9" style:parent-style-name="DefaultParagraphFont" style:family="text">
      <style:text-properties style:text-underline-type="none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style:text-underline-type="none"/>
    </style:style>
    <style:style style:name="T12" style:parent-style-name="DefaultParagraphFont" style:family="text">
      <style:text-properties style:text-underline-type="none"/>
    </style:style>
    <style:style style:name="T13" style:parent-style-name="DefaultParagraphFont" style:family="text">
      <style:text-properties style:text-underline-type="none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text-underline-type="none"/>
    </style:style>
    <style:style style:name="T16" style:parent-style-name="DefaultParagraphFont" style:family="text">
      <style:text-properties style:text-underline-type="none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text-underline-type="none"/>
    </style:style>
    <style:style style:name="T19" style:parent-style-name="DefaultParagraphFont" style:family="text">
      <style:text-properties style:text-underline-type="none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style:text-underline-type="none"/>
    </style:style>
    <style:style style:name="T22" style:parent-style-name="DefaultParagraphFont" style:family="text">
      <style:text-properties style:text-underline-type="none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list-style-name="LFO1" style:family="paragraph">
      <style:text-properties style:text-underline-type="none"/>
    </style:style>
    <style:style style:name="P25" style:parent-style-name="Standard" style:list-style-name="LFO1" style:family="paragraph">
      <style:text-properties style:text-underline-type="none"/>
    </style:style>
    <style:style style:name="P26" style:parent-style-name="Standard" style:list-style-name="LFO1" style:family="paragraph">
      <style:text-properties style:text-underline-type="none"/>
    </style:style>
    <style:style style:name="P27" style:parent-style-name="Standard" style:list-style-name="LFO1" style:family="paragraph">
      <style:text-properties style:text-underline-type="none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style:text-underline-type="none"/>
    </style:style>
    <style:style style:name="P31" style:parent-style-name="Standard" style:family="paragraph">
      <style:text-properties style:text-underline-type="none"/>
    </style:style>
    <style:style style:name="P32" style:parent-style-name="Standard" style:family="paragraph">
      <style:text-properties style:text-underline-type="none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style:text-underline-type="none"/>
    </style:style>
    <style:style style:name="T38" style:parent-style-name="DefaultParagraphFont" style:family="text">
      <style:text-properties style:text-underline-type="none"/>
    </style:style>
    <style:style style:name="T39" style:parent-style-name="DefaultParagraphFont" style:family="text">
      <style:text-properties style:text-underline-type="none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text-underline-type="none"/>
    </style:style>
    <style:style style:name="T42" style:parent-style-name="DefaultParagraphFont" style:family="text">
      <style:text-properties style:text-underline-type="none"/>
    </style:style>
    <style:style style:name="P43" style:parent-style-name="Standard" style:family="paragraph">
      <style:text-properties style:text-underline-type="none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style:text-underline-type="none"/>
    </style:style>
    <style:style style:name="T46" style:parent-style-name="DefaultParagraphFont" style:family="text">
      <style:text-properties style:text-underline-type="none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style:text-underline-type="none"/>
    </style:style>
    <style:style style:name="T49" style:parent-style-name="DefaultParagraphFont" style:family="text">
      <style:text-properties style:text-underline-type="none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style:text-underline-type="none"/>
    </style:style>
    <style:style style:name="T52" style:parent-style-name="DefaultParagraphFont" style:family="text">
      <style:text-properties style:text-underline-type="none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style:text-underline-type="none"/>
    </style:style>
    <style:style style:name="T56" style:parent-style-name="DefaultParagraphFont" style:family="text">
      <style:text-properties style:text-underline-type="none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style:text-underline-type="none"/>
    </style:style>
    <style:style style:name="P59" style:parent-style-name="Standard" style:family="paragraph">
      <style:text-properties style:text-underline-type="none"/>
    </style:style>
    <style:style style:name="P60" style:parent-style-name="Standard" style:family="paragraph">
      <style:text-properties style:text-underline-type="none"/>
    </style:style>
    <style:style style:name="P61" style:parent-style-name="Standard" style:family="paragraph">
      <style:text-properties style:text-underline-type="none"/>
    </style:style>
    <style:style style:name="P62" style:parent-style-name="Standard" style:family="paragraph">
      <style:text-properties style:text-underline-type="none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style:text-underline-type="none"/>
    </style:style>
    <style:style style:name="P65" style:parent-style-name="Standard" style:family="paragraph">
      <style:text-properties fo:font-weight="bold" style:font-weight-asian="bold" style:font-weight-complex="bold" style:text-underline-type="none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style:text-underline-type="none"/>
    </style:style>
    <style:style style:name="T68" style:parent-style-name="DefaultParagraphFont" style:family="text">
      <style:text-properties style:text-underline-type="none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style:text-underline-type="none"/>
    </style:style>
    <style:style style:name="T71" style:parent-style-name="DefaultParagraphFont" style:family="text">
      <style:text-properties style:text-underline-type="none"/>
    </style:style>
    <style:style style:name="T72" style:parent-style-name="DefaultParagraphFont" style:family="text">
      <style:text-properties style:text-underline-type="none"/>
    </style:style>
    <style:style style:name="T73" style:parent-style-name="DefaultParagraphFont" style:family="text">
      <style:text-properties style:text-underline-type="none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style:text-underline-type="none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style:text-underline-type="none"/>
    </style:style>
    <style:style style:name="T79" style:parent-style-name="DefaultParagraphFont" style:family="text">
      <style:text-properties style:text-underline-type="none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style:text-underline-type="none"/>
    </style:style>
    <style:style style:name="T83" style:parent-style-name="DefaultParagraphFont" style:family="text">
      <style:text-properties style:text-underline-type="none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style:text-underline-type="none"/>
    </style:style>
    <style:style style:name="T86" style:parent-style-name="DefaultParagraphFont" style:family="text">
      <style:text-properties style:text-underline-type="none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style:text-underline-type="none"/>
    </style:style>
    <style:style style:name="P90" style:parent-style-name="Standard" style:family="paragraph">
      <style:text-properties style:text-underline-type="none"/>
    </style:style>
    <style:style style:name="P91" style:parent-style-name="Standard" style:family="paragraph">
      <style:text-properties style:text-underline-type="none"/>
    </style:style>
    <style:style style:name="P92" style:parent-style-name="Standard" style:family="paragraph">
      <style:text-properties style:text-underline-type="none"/>
    </style:style>
    <style:style style:name="P93" style:parent-style-name="Standard" style:family="paragraph">
      <style:text-properties style:text-underline-type="none"/>
    </style:style>
    <style:style style:name="P94" style:parent-style-name="Standard" style:family="paragraph">
      <style:text-properties style:text-underline-type="none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style:text-underline-type="none"/>
    </style:style>
    <style:style style:name="P98" style:parent-style-name="Standard" style:family="paragraph">
      <style:text-properties style:text-underline-type="none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escription textuelle</text:p>
      <text:p text:style-name="P2"/>
      <text:p text:style-name="P3">1)</text:p>
      <text:p text:style-name="Standard"><text:span text:style-name="T4">Nom du cas :<text:s/></text:span><text:span text:style-name="T5"><text:s/></text:span><text:span text:style-name="T6">Composer la commande</text:span></text:p>
      <text:p text:style-name="Standard"><text:span text:style-name="T7">But<text:s/></text:span><text:span text:style-name="T8"><text:s/>Permet au<text:s/></text:span><text:span text:style-name="T9">serveur de composer la liste des plats commandés<text:s/></text:span></text:p>
      <text:p text:style-name="Standard"><text:span text:style-name="T10">Acteur principal<text:s/></text:span><text:span text:style-name="T11"><text:s/></text:span><text:span text:style-name="T12">Serveur</text:span><text:span text:style-name="T13"><text:s text:c="2"/></text:span></text:p>
      <text:p text:style-name="Standard"><text:span text:style-name="T14">Déclenchement</text:span><text:span text:style-name="T15"><text:s/>Le cas commence lorsque le client<text:s/></text:span><text:span text:style-name="T16">choisit son plat</text:span></text:p>
      <text:p text:style-name="Standard"/>
      <text:p text:style-name="Standard"><text:span text:style-name="T17">Pre-condition</text:span><text:span text:style-name="T18"><text:s/></text:span><text:span text:style-name="T19"><text:s/>Selectionner un (des) produits.</text:span></text:p>
      <text:p text:style-name="Standard"><text:span text:style-name="T20">Post-condition<text:s/></text:span><text:span text:style-name="T21"><text:s/></text:span><text:span text:style-name="T22">Payer la commande</text:span></text:p>
      <text:p text:style-name="P23">Scenario nominal :</text:p>
      <text:list text:style-name="LFO1" text:continue-numbering="true">
        <text:list-item>
          <text:p text:style-name="P24">Le système affiche la liste des menus et/ou plats</text:p>
        </text:list-item>
        <text:list-item>
          <text:p text:style-name="P25">Le client choisit entre menus /plats</text:p>
        </text:list-item>
        <text:list-item>
          <text:p text:style-name="P26">Le serveur valide le choix du client</text:p>
        </text:list-item>
        <text:list-item>
          <text:p text:style-name="P27"><text:s/>Fin du CU</text:p>
        </text:list-item>
      </text:list>
      <text:p text:style-name="P28"/>
      <text:p text:style-name="P29">Scenario alternatif</text:p>
      <text:p text:style-name="P30">[La liste des résultats est vide]</text:p>
      <text:p text:style-name="P31">3.a- Le système affiche  le message « Aucun (nom du choix) n’est<text:s/>pas<text:s/>disponible actuellement »</text:p>
      <text:p text:style-name="P32">3.b- Retourne en 2</text:p>
      <text:p text:style-name="P33"/>
      <text:p text:style-name="P34"/>
      <text:p text:style-name="P35">2)</text:p>
      <text:p text:style-name="Standard"><text:span text:style-name="T36">Nom du cas</text:span><text:span text:style-name="T37"><text:s/></text:span><text:span text:style-name="T38">Modifier<text:s/></text:span><text:span text:style-name="T39">la commande</text:span></text:p>
      <text:p text:style-name="Standard"><text:span text:style-name="T40">But</text:span><text:span text:style-name="T41"><text:s/>Ce cas permet au<text:s/></text:span><text:span text:style-name="T42">serveur de modifier une commande d'un client déjà faite.</text:span></text:p>
      <text:p text:style-name="P43"/>
      <text:p text:style-name="Standard"><text:span text:style-name="T44">Acteur principal :</text:span><text:span text:style-name="T45"><text:s/></text:span><text:span text:style-name="T46">Serveur</text:span></text:p>
      <text:p text:style-name="Standard"><text:span text:style-name="T47">Déclenchement :</text:span><text:span text:style-name="T48"><text:s/>Le<text:s/></text:span><text:span text:style-name="T49">cas commence lorsque le client signale au serveur qu'il veut changer sa commande.</text:span></text:p>
      <text:p text:style-name="Standard"/>
      <text:p text:style-name="Standard"><text:span text:style-name="T50">Pre-condition :</text:span><text:span text:style-name="T51"><text:s/>Le client a déjà fait sa commande</text:span><text:span text:style-name="T52">.</text:span></text:p>
      <text:p text:style-name="Standard"><text:span text:style-name="T53">Post-condition :</text:span><text:span text:style-name="T54"><text:s/></text:span><text:span text:style-name="T55">Le serveur signale le changement au chef cuisinier.</text:span><text:span text:style-name="T56"><text:s/></text:span></text:p>
      <text:p text:style-name="P57">Scenario nominal :</text:p>
      <text:p text:style-name="P58">1-Le client signale au serveur qu'il veut changer sa commande</text:p>
      <text:p text:style-name="P59">2-Le serveur valide le changement avec le client.</text:p>
      <text:p text:style-name="P60">3-Le serveur signale le changement de la commande au chef cuisinier.</text:p>
      <text:p text:style-name="P61">4-Fin du CU</text:p>
      <text:p text:style-name="P62"/>
      <text:p text:style-name="P63">Scenario alternatif</text:p>
      <text:p text:style-name="P64">2.a-[Le délai<text:s/>de<text:s/>changement<text:s/>de la commande est dépassé ]</text:p>
      <text:p text:style-name="P65">3)</text:p>
      <text:p text:style-name="Standard"><text:span text:style-name="T66">Nom du cas :</text:span><text:span text:style-name="T67"><text:s/></text:span><text:span text:style-name="T68">Envoyer la commande au chef cuisinier.</text:span></text:p>
      <text:p text:style-name="Standard"><text:span text:style-name="T69">But </text:span><text:span text:style-name="T70">:</text:span><text:span text:style-name="T71"><text:s/>C</text:span><text:span text:style-name="T72">e</text:span><text:span text:style-name="T73"><text:s/>cas permet au serveur d'envoyer la commande au chef cuisinier</text:span></text:p>
      <text:p text:style-name="Standard"><text:span text:style-name="T74">Acteur principal :</text:span><text:span text:style-name="T75"><text:s/>Serveur</text:span></text:p>
      <text:p text:style-name="P76"/>
      <text:p text:style-name="Standard"><text:span text:style-name="T77">Déclenchement :</text:span><text:span text:style-name="T78"><text:s/>Le</text:span><text:span text:style-name="T79"><text:s/>cas commence lorsque la commande est faite par le serveur suivant les vœux du client.</text:span></text:p>
      <text:p text:style-name="P80"/>
      <text:p text:style-name="Standard"><text:span text:style-name="T81">Pre-condition :</text:span><text:span text:style-name="T82"><text:s/></text:span><text:span text:style-name="T83">La commande est validée.</text:span></text:p>
      <text:p text:style-name="Standard"><text:span text:style-name="T84">Post-condition :</text:span><text:span text:style-name="T85"><text:s/></text:span><text:span text:style-name="T86">la commande sera affichée chez le chef cuisinier.</text:span></text:p>
      <text:p text:style-name="P87"/>
      <text:p text:style-name="P88">Scenario nominal :</text:p>
      <text:soft-page-break/>
      <text:p text:style-name="P89">1-la client choisi ce qu'il veut comme commande.</text:p>
      <text:p text:style-name="P90">2-le serveur compose la commande.</text:p>
      <text:p text:style-name="P91">3-le serveur valide le paiement.</text:p>
      <text:p text:style-name="P92">4-Le serveur valide la commande.</text:p>
      <text:p text:style-name="P93">5-La commande s'affiche dans l'interface du chef cuisinier.</text:p>
      <text:p text:style-name="P94">6-Fin du CU.</text:p>
      <text:p text:style-name="P95"/>
      <text:p text:style-name="P96">Scenario alternatif:</text:p>
      <text:p text:style-name="P97">3.a- le paiement a échoué</text:p>
      <text:p text:style-name="P98">3.b- retourne au 3</text:p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text-underline-type="single" style:text-underline-style="solid" style:text-underline-width="auto" style:text-underline-mode="continuo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Oussama Elmounkad</meta:initial-creator>
    <dc:creator>Utilisateur Windows</dc:creator>
    <meta:creation-date>2019-11-16T18:43:00Z</meta:creation-date>
    <dc:date>2019-11-16T18:43:00Z</dc:date>
    <meta:template xlink:href="Normal.dotm" xlink:type="simple"/>
    <meta:editing-cycles>2</meta:editing-cycles>
    <meta:editing-duration>PT60S</meta:editing-duration>
    <meta:document-statistic meta:page-count="2" meta:paragraph-count="3" meta:word-count="292" meta:character-count="1958" meta:row-count="13" meta:non-whitespace-character-count="1669"/>
  </office:meta>
</office:document-meta>
</file>